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4"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9"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2" style:family="graphic" style:parent-style-name="standard" style:list-style-name="L2">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2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2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2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28"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3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3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3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33"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35"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6"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4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none" draw:fill="none" fo:min-height="0.476cm"/>
    </style:style>
    <style:style style:name="gr44" style:family="graphic" style:parent-style-name="standard">
      <style:graphic-properties draw:stroke="none" draw:fill="none" fo:min-height="0.475cm"/>
    </style:style>
    <style:style style:name="P1" style:family="paragraph">
      <style:paragraph-properties fo:text-align="center"/>
    </style:style>
    <style:style style:name="P2" style:family="paragraph">
      <style:paragraph-properties fo:text-align="end">
        <style:tab-stops/>
      </style:paragraph-properties>
    </style:style>
    <style:style style:name="P3" style:family="paragraph">
      <style:paragraph-properties fo:text-align="end">
        <style:tab-stops/>
      </style:paragraph-properties>
      <style:text-properties fo:font-size="12pt"/>
    </style:style>
    <style:style style:name="P4" style:family="paragraph">
      <style:paragraph-properties fo:text-align="end"/>
    </style:style>
    <style:style style:name="P5" style:family="paragraph">
      <style:paragraph-properties fo:text-align="end">
        <style:tab-stops/>
      </style:paragraph-properties>
      <style:text-properties fo:font-size="10pt" style:font-size-asian="10pt" style:font-size-complex="10pt"/>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8" style:family="paragraph">
      <style:paragraph-properties fo:text-align="start">
        <style:tab-stops/>
      </style:paragraph-properties>
    </style:style>
    <style:style style:name="P9" style:family="paragraph">
      <style:paragraph-properties fo:text-align="start">
        <style:tab-stops/>
      </style:paragraph-properties>
      <style:text-properties fo:font-size="12pt" style:font-size-asian="12pt" style:font-size-complex="12pt"/>
    </style:style>
    <style:style style:name="P10" style:family="paragraph">
      <style:paragraph-properties fo:text-align="end">
        <style:tab-stops/>
      </style:paragraph-properties>
      <style:text-properties fo:font-size="28pt" style:font-size-asian="28pt" style:font-size-complex="28pt"/>
    </style:style>
    <style:style style:name="P11" style:family="paragraph">
      <style:paragraph-properties fo:text-align="end"/>
      <style:text-properties fo:font-size="15pt" style:font-size-asian="15pt" style:font-size-complex="15pt"/>
    </style:style>
    <style:style style:name="P12" style:family="paragraph">
      <style:paragraph-properties fo:text-align="start">
        <style:tab-stops/>
      </style:paragraph-properties>
      <style:text-properties fo:font-size="16pt" style:font-size-asian="16pt" style:font-size-complex="16pt"/>
    </style:style>
    <style:style style:name="T1" style:family="text">
      <style:text-properties fo:font-size="12pt"/>
    </style:style>
    <style:style style:name="T2" style:family="text">
      <style:text-properties fo:font-size="10pt" style:font-size-asian="10pt" style:font-size-complex="10pt"/>
    </style:style>
    <style:style style:name="T3"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4"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15pt" style:font-size-asian="15pt" style:font-size-complex="15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052cm" svg:y1="9.686cm" svg:x2="10.052cm" svg:y2="10.215cm">
          <text:p/>
        </draw:line>
        <draw:frame draw:style-name="gr2" draw:text-style-name="P3" draw:layer="layout" svg:width="1.446cm" svg:height="0.725cm" svg:x="9.3cm" svg:y="10.152cm">
          <draw:text-box>
            <text:p text:style-name="P2"><text:span text:style-name="T1">reset</text:span></text:p>
          </draw:text-box>
        </draw:frame>
        <draw:frame draw:style-name="gr3" draw:text-style-name="P3" draw:layer="layout" svg:width="1.281cm" svg:height="0.725cm" svg:x="8.222cm" svg:y="8.826cm">
          <draw:text-box>
            <text:p text:style-name="P2"><text:span text:style-name="T1">clk</text:span></text:p>
          </draw:text-box>
        </draw:frame>
        <draw:line draw:style-name="gr1" draw:text-style-name="P1" draw:layer="layout" svg:x1="9.222cm" svg:y1="9.172cm" svg:x2="9.503cm" svg:y2="9.172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9.55cm" svg:y="7.919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9.85cm 9.0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9.393cm" svg:y="7.941cm">
              <draw:text-box>
                <text:p text:style-name="P2"><text:span text:style-name="T1">D</text:span></text:p>
              </draw:text-box>
            </draw:frame>
            <draw:frame draw:style-name="gr7" draw:text-style-name="P3" draw:layer="layout" svg:width="0.832cm" svg:height="0.725cm" svg:x="9.894cm" svg:y="7.942cm">
              <draw:text-box>
                <text:p text:style-name="P2"><text:span text:style-name="T1">Q</text:span></text:p>
              </draw:text-box>
            </draw:frame>
            <draw:frame draw:style-name="gr6" draw:text-style-name="P3" draw:layer="layout" svg:width="0.807cm" svg:height="0.725cm" svg:x="9.394cm" svg:y="8.391cm">
              <draw:text-box>
                <text:p text:style-name="P2"><text:span text:style-name="T1">E</text:span></text:p>
              </draw:text-box>
            </draw:frame>
          </draw:g>
          <draw:frame draw:style-name="gr8" draw:text-style-name="P5" draw:layer="layout" svg:width="1.205cm" svg:height="0.725cm" svg:x="9.45cm" svg:y="9.12cm">
            <draw:text-box>
              <text:p text:style-name="P2"><text:span text:style-name="T2">SET</text:span></text:p>
            </draw:text-box>
          </draw:frame>
        </draw:g>
        <draw:g>
          <draw:rect draw:style-name="gr9" draw:text-style-name="P1" draw:layer="layout" svg:width="0.5cm" svg:height="0.5cm" svg:x="2.88cm" svg:y="8.064cm">
            <text:p/>
          </draw:rect>
          <draw:frame draw:style-name="gr10" draw:text-style-name="P3" draw:layer="layout" svg:width="2.246cm" svg:height="0.725cm" svg:x="0.72cm" svg:y="7.932cm">
            <draw:text-box>
              <text:p text:style-name="P2"><text:span text:style-name="T1">io.rxd</text:span></text:p>
            </draw:text-box>
          </draw:frame>
        </draw:g>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4.041cm" svg:y="7.961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4.341cm 9.0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3.884cm" svg:y="7.983cm">
              <draw:text-box>
                <text:p text:style-name="P2"><text:span text:style-name="T1">D</text:span></text:p>
              </draw:text-box>
            </draw:frame>
            <draw:frame draw:style-name="gr7" draw:text-style-name="P3" draw:layer="layout" svg:width="0.832cm" svg:height="0.725cm" svg:x="4.385cm" svg:y="7.984cm">
              <draw:text-box>
                <text:p text:style-name="P2"><text:span text:style-name="T1">Q</text:span></text:p>
              </draw:text-box>
            </draw:frame>
          </draw:g>
          <draw:frame draw:style-name="gr8" draw:text-style-name="P5" draw:layer="layout" svg:width="1.205cm" svg:height="0.725cm" svg:x="3.941cm" svg:y="9.162cm">
            <draw:text-box>
              <text:p text:style-name="P2"><text:span text:style-name="T2">SET</text:span></text:p>
            </draw:text-box>
          </draw:frame>
        </draw:g>
        <draw:line draw:style-name="gr1" draw:text-style-name="P1" draw:layer="layout" svg:x1="4.543cm" svg:y1="9.706cm" svg:x2="4.543cm" svg:y2="10.235cm">
          <text:p/>
        </draw:line>
        <draw:frame draw:style-name="gr3" draw:text-style-name="P3" draw:layer="layout" svg:width="1.281cm" svg:height="0.725cm" svg:x="2.76cm" svg:y="8.883cm">
          <draw:text-box>
            <text:p text:style-name="P2"><text:span text:style-name="T1">clk</text:span></text:p>
          </draw:text-box>
        </draw:frame>
        <draw:line draw:style-name="gr1" draw:text-style-name="P1" draw:layer="layout" svg:x1="3.76cm" svg:y1="9.229cm" svg:x2="4.041cm" svg:y2="9.229cm">
          <text:p/>
        </draw:line>
        <draw:g>
          <draw:rect draw:style-name="gr9" draw:text-style-name="P1" draw:layer="layout" svg:width="0.5cm" svg:height="0.5cm" svg:x="7.398cm" svg:y="11.15cm">
            <text:p/>
          </draw:rect>
          <draw:frame draw:style-name="gr11" draw:text-style-name="P3" draw:layer="layout" svg:width="3.41cm" svg:height="0.725cm" svg:x="4.074cm" svg:y="11.018cm">
            <draw:text-box>
              <text:p text:style-name="P2"><text:span text:style-name="T1">io.samplingTick</text:span></text:p>
            </draw:text-box>
          </draw:frame>
        </draw:g>
        <draw:line draw:style-name="gr1" draw:text-style-name="P1" draw:layer="layout" svg:x1="3.399cm" svg:y1="8.329cm" svg:x2="4.042cm" svg:y2="8.329cm">
          <text:p/>
        </draw:line>
        <draw:line draw:style-name="gr1" draw:text-style-name="P1" draw:layer="layout" svg:x1="3.761cm" svg:y1="9.229cm" svg:x2="4.042cm" svg:y2="9.229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6.322cm" svg:y="7.941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6.622cm 9.0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6.165cm" svg:y="7.963cm">
              <draw:text-box>
                <text:p text:style-name="P2"><text:span text:style-name="T1">D</text:span></text:p>
              </draw:text-box>
            </draw:frame>
            <draw:frame draw:style-name="gr7" draw:text-style-name="P3" draw:layer="layout" svg:width="0.832cm" svg:height="0.725cm" svg:x="6.666cm" svg:y="7.964cm">
              <draw:text-box>
                <text:p text:style-name="P2"><text:span text:style-name="T1">Q</text:span></text:p>
              </draw:text-box>
            </draw:frame>
          </draw:g>
          <draw:frame draw:style-name="gr8" draw:text-style-name="P5" draw:layer="layout" svg:width="1.205cm" svg:height="0.725cm" svg:x="6.222cm" svg:y="9.142cm">
            <draw:text-box>
              <text:p text:style-name="P2"><text:span text:style-name="T2">SET</text:span></text:p>
            </draw:text-box>
          </draw:frame>
        </draw:g>
        <draw:line draw:style-name="gr1" draw:text-style-name="P1" draw:layer="layout" svg:x1="6.824cm" svg:y1="9.686cm" svg:x2="6.824cm" svg:y2="10.215cm">
          <text:p/>
        </draw:line>
        <draw:frame draw:style-name="gr2" draw:text-style-name="P3" draw:layer="layout" svg:width="1.446cm" svg:height="0.725cm" svg:x="6.072cm" svg:y="10.152cm">
          <draw:text-box>
            <text:p text:style-name="P2"><text:span text:style-name="T1">reset</text:span></text:p>
          </draw:text-box>
        </draw:frame>
        <draw:frame draw:style-name="gr3" draw:text-style-name="P3" draw:layer="layout" svg:width="1.281cm" svg:height="0.725cm" svg:x="5.041cm" svg:y="8.863cm">
          <draw:text-box>
            <text:p text:style-name="P2"><text:span text:style-name="T1">clk</text:span></text:p>
          </draw:text-box>
        </draw:frame>
        <draw:line draw:style-name="gr1" draw:text-style-name="P1" draw:layer="layout" svg:x1="6.041cm" svg:y1="9.209cm" svg:x2="6.322cm" svg:y2="9.209cm">
          <text:p/>
        </draw:line>
        <draw:line draw:style-name="gr1" draw:text-style-name="P1" draw:layer="layout" svg:x1="5.041cm" svg:y1="8.322cm" svg:x2="6.323cm" svg:y2="8.309cm">
          <text:p/>
        </draw:line>
        <draw:line draw:style-name="gr1" draw:text-style-name="P1" draw:layer="layout" svg:x1="6.042cm" svg:y1="9.209cm" svg:x2="6.323cm" svg:y2="9.209cm">
          <text:p/>
        </draw:line>
        <draw:line draw:style-name="gr1" draw:text-style-name="P1" draw:layer="layout" svg:x1="7.322cm" svg:y1="8.31cm" svg:x2="9.523cm" svg:y2="8.31cm">
          <text:p/>
        </draw:line>
        <draw:line draw:style-name="gr1" draw:text-style-name="P1" draw:layer="layout" svg:x1="8.222cm" svg:y1="8.766cm" svg:x2="9.523cm" svg:y2="8.766cm">
          <text:p/>
        </draw:line>
        <draw:line draw:style-name="gr1" draw:text-style-name="P1" draw:layer="layout" svg:x1="8.223cm" svg:y1="8.766cm" svg:x2="8.223cm" svg:y2="11.376cm">
          <text:p/>
        </draw:line>
        <draw:line draw:style-name="gr1" draw:text-style-name="P1" draw:layer="layout" svg:x1="7.861cm" svg:y1="11.372cm" svg:x2="8.223cm" svg:y2="11.376cm">
          <text:p/>
        </draw:line>
        <draw:line draw:style-name="gr1" draw:text-style-name="P1" draw:layer="layout" svg:x1="12.832cm" svg:y1="9.686cm" svg:x2="12.832cm" svg:y2="10.215cm">
          <text:p/>
        </draw:line>
        <draw:frame draw:style-name="gr2" draw:text-style-name="P3" draw:layer="layout" svg:width="1.446cm" svg:height="0.725cm" svg:x="12.08cm" svg:y="10.152cm">
          <draw:text-box>
            <text:p text:style-name="P2"><text:span text:style-name="T1">reset</text:span></text:p>
          </draw:text-box>
        </draw:frame>
        <draw:frame draw:style-name="gr3" draw:text-style-name="P3" draw:layer="layout" svg:width="1.281cm" svg:height="0.725cm" svg:x="11.002cm" svg:y="8.826cm">
          <draw:text-box>
            <text:p text:style-name="P2"><text:span text:style-name="T1">clk</text:span></text:p>
          </draw:text-box>
        </draw:frame>
        <draw:line draw:style-name="gr1" draw:text-style-name="P1" draw:layer="layout" svg:x1="12.002cm" svg:y1="9.172cm" svg:x2="12.283cm" svg:y2="9.172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12.33cm" svg:y="7.919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12.63cm 9.0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12.173cm" svg:y="7.941cm">
              <draw:text-box>
                <text:p text:style-name="P2"><text:span text:style-name="T1">D</text:span></text:p>
              </draw:text-box>
            </draw:frame>
            <draw:frame draw:style-name="gr7" draw:text-style-name="P3" draw:layer="layout" svg:width="0.832cm" svg:height="0.725cm" svg:x="12.674cm" svg:y="7.942cm">
              <draw:text-box>
                <text:p text:style-name="P2"><text:span text:style-name="T1">Q</text:span></text:p>
              </draw:text-box>
            </draw:frame>
            <draw:frame draw:style-name="gr6" draw:text-style-name="P3" draw:layer="layout" svg:width="0.807cm" svg:height="0.725cm" svg:x="12.174cm" svg:y="8.391cm">
              <draw:text-box>
                <text:p text:style-name="P2"><text:span text:style-name="T1">E</text:span></text:p>
              </draw:text-box>
            </draw:frame>
          </draw:g>
          <draw:frame draw:style-name="gr8" draw:text-style-name="P5" draw:layer="layout" svg:width="1.205cm" svg:height="0.725cm" svg:x="12.23cm" svg:y="9.12cm">
            <draw:text-box>
              <text:p text:style-name="P2"><text:span text:style-name="T2">SET</text:span></text:p>
            </draw:text-box>
          </draw:frame>
        </draw:g>
        <draw:line draw:style-name="gr1" draw:text-style-name="P1" draw:layer="layout" svg:x1="10.55cm" svg:y1="8.31cm" svg:x2="12.303cm" svg:y2="8.31cm">
          <text:p/>
        </draw:line>
        <draw:line draw:style-name="gr1" draw:text-style-name="P1" draw:layer="layout" svg:x1="11.002cm" svg:y1="8.766cm" svg:x2="12.303cm" svg:y2="8.766cm">
          <text:p/>
        </draw:line>
        <draw:line draw:style-name="gr1" draw:text-style-name="P1" draw:layer="layout" svg:x1="11.003cm" svg:y1="8.766cm" svg:x2="11.003cm" svg:y2="11.376cm">
          <text:p/>
        </draw:line>
        <draw:line draw:style-name="gr1" draw:text-style-name="P1" draw:layer="layout" svg:x1="8.223cm" svg:y1="11.376cm" svg:x2="11.003cm" svg:y2="11.376cm">
          <text:p/>
        </draw:line>
        <draw:line draw:style-name="gr1" draw:text-style-name="P1" draw:layer="layout" svg:x1="15.613cm" svg:y1="9.686cm" svg:x2="15.613cm" svg:y2="10.215cm">
          <text:p/>
        </draw:line>
        <draw:frame draw:style-name="gr2" draw:text-style-name="P3" draw:layer="layout" svg:width="1.446cm" svg:height="0.725cm" svg:x="14.861cm" svg:y="10.152cm">
          <draw:text-box>
            <text:p text:style-name="P2"><text:span text:style-name="T1">reset</text:span></text:p>
          </draw:text-box>
        </draw:frame>
        <draw:frame draw:style-name="gr3" draw:text-style-name="P3" draw:layer="layout" svg:width="1.281cm" svg:height="0.725cm" svg:x="13.783cm" svg:y="8.826cm">
          <draw:text-box>
            <text:p text:style-name="P2"><text:span text:style-name="T1">clk</text:span></text:p>
          </draw:text-box>
        </draw:frame>
        <draw:line draw:style-name="gr1" draw:text-style-name="P1" draw:layer="layout" svg:x1="14.783cm" svg:y1="9.172cm" svg:x2="15.064cm" svg:y2="9.172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15.111cm" svg:y="7.919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15.411cm 9.0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14.954cm" svg:y="7.941cm">
              <draw:text-box>
                <text:p text:style-name="P2"><text:span text:style-name="T1">D</text:span></text:p>
              </draw:text-box>
            </draw:frame>
            <draw:frame draw:style-name="gr7" draw:text-style-name="P3" draw:layer="layout" svg:width="0.832cm" svg:height="0.725cm" svg:x="15.455cm" svg:y="7.942cm">
              <draw:text-box>
                <text:p text:style-name="P2"><text:span text:style-name="T1">Q</text:span></text:p>
              </draw:text-box>
            </draw:frame>
            <draw:frame draw:style-name="gr6" draw:text-style-name="P3" draw:layer="layout" svg:width="0.807cm" svg:height="0.725cm" svg:x="14.955cm" svg:y="8.391cm">
              <draw:text-box>
                <text:p text:style-name="P2"><text:span text:style-name="T1">E</text:span></text:p>
              </draw:text-box>
            </draw:frame>
          </draw:g>
          <draw:frame draw:style-name="gr8" draw:text-style-name="P5" draw:layer="layout" svg:width="1.205cm" svg:height="0.725cm" svg:x="15.011cm" svg:y="9.12cm">
            <draw:text-box>
              <text:p text:style-name="P2"><text:span text:style-name="T2">SET</text:span></text:p>
            </draw:text-box>
          </draw:frame>
        </draw:g>
        <draw:line draw:style-name="gr1" draw:text-style-name="P1" draw:layer="layout" svg:x1="13.331cm" svg:y1="8.31cm" svg:x2="15.084cm" svg:y2="8.31cm">
          <text:p/>
        </draw:line>
        <draw:line draw:style-name="gr1" draw:text-style-name="P1" draw:layer="layout" svg:x1="13.783cm" svg:y1="8.766cm" svg:x2="15.084cm" svg:y2="8.766cm">
          <text:p/>
        </draw:line>
        <draw:line draw:style-name="gr1" draw:text-style-name="P1" draw:layer="layout" svg:x1="13.784cm" svg:y1="8.766cm" svg:x2="13.784cm" svg:y2="11.376cm">
          <text:p/>
        </draw:line>
        <draw:line draw:style-name="gr1" draw:text-style-name="P1" draw:layer="layout" svg:x1="11.004cm" svg:y1="11.376cm" svg:x2="13.784cm" svg:y2="11.376cm">
          <text:p/>
        </draw:line>
        <draw:line draw:style-name="gr1" draw:text-style-name="P1" draw:layer="layout" svg:x1="18.413cm" svg:y1="9.686cm" svg:x2="18.413cm" svg:y2="10.215cm">
          <text:p/>
        </draw:line>
        <draw:frame draw:style-name="gr2" draw:text-style-name="P3" draw:layer="layout" svg:width="1.446cm" svg:height="0.725cm" svg:x="17.661cm" svg:y="10.152cm">
          <draw:text-box>
            <text:p text:style-name="P2"><text:span text:style-name="T1">reset</text:span></text:p>
          </draw:text-box>
        </draw:frame>
        <draw:frame draw:style-name="gr3" draw:text-style-name="P3" draw:layer="layout" svg:width="1.281cm" svg:height="0.725cm" svg:x="16.583cm" svg:y="8.826cm">
          <draw:text-box>
            <text:p text:style-name="P2"><text:span text:style-name="T1">clk</text:span></text:p>
          </draw:text-box>
        </draw:frame>
        <draw:line draw:style-name="gr1" draw:text-style-name="P1" draw:layer="layout" svg:x1="17.583cm" svg:y1="9.172cm" svg:x2="17.864cm" svg:y2="9.172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17.911cm" svg:y="7.919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18.211cm 9.0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17.754cm" svg:y="7.941cm">
              <draw:text-box>
                <text:p text:style-name="P2"><text:span text:style-name="T1">D</text:span></text:p>
              </draw:text-box>
            </draw:frame>
            <draw:frame draw:style-name="gr7" draw:text-style-name="P3" draw:layer="layout" svg:width="0.832cm" svg:height="0.725cm" svg:x="18.255cm" svg:y="7.942cm">
              <draw:text-box>
                <text:p text:style-name="P2"><text:span text:style-name="T1">Q</text:span></text:p>
              </draw:text-box>
            </draw:frame>
            <draw:frame draw:style-name="gr6" draw:text-style-name="P3" draw:layer="layout" svg:width="0.807cm" svg:height="0.725cm" svg:x="17.755cm" svg:y="8.391cm">
              <draw:text-box>
                <text:p text:style-name="P2"><text:span text:style-name="T1">E</text:span></text:p>
              </draw:text-box>
            </draw:frame>
          </draw:g>
          <draw:frame draw:style-name="gr8" draw:text-style-name="P5" draw:layer="layout" svg:width="1.205cm" svg:height="0.725cm" svg:x="17.811cm" svg:y="9.12cm">
            <draw:text-box>
              <text:p text:style-name="P2"><text:span text:style-name="T2">SET</text:span></text:p>
            </draw:text-box>
          </draw:frame>
        </draw:g>
        <draw:line draw:style-name="gr1" draw:text-style-name="P1" draw:layer="layout" svg:x1="16.131cm" svg:y1="8.31cm" svg:x2="17.884cm" svg:y2="8.31cm">
          <text:p/>
        </draw:line>
        <draw:line draw:style-name="gr1" draw:text-style-name="P1" draw:layer="layout" svg:x1="16.583cm" svg:y1="8.766cm" svg:x2="17.884cm" svg:y2="8.766cm">
          <text:p/>
        </draw:line>
        <draw:line draw:style-name="gr1" draw:text-style-name="P1" draw:layer="layout" svg:x1="16.584cm" svg:y1="8.766cm" svg:x2="16.584cm" svg:y2="11.376cm">
          <text:p/>
        </draw:line>
        <draw:line draw:style-name="gr1" draw:text-style-name="P1" draw:layer="layout" svg:x1="13.804cm" svg:y1="11.376cm" svg:x2="25.046cm" svg:y2="11.376cm">
          <text:p/>
        </draw:line>
        <draw:line draw:style-name="gr1" draw:text-style-name="P1" draw:layer="layout" svg:x1="18.932cm" svg:y1="8.31cm" svg:x2="19.358cm" svg:y2="8.31cm">
          <text:p/>
        </draw:line>
        <draw:line draw:style-name="gr1" draw:text-style-name="P1" draw:layer="layout" svg:x1="16.621cm" svg:y1="8.271cm" svg:x2="16.621cm" svg:y2="7.531cm">
          <text:p/>
        </draw:line>
        <draw:line draw:style-name="gr1" draw:text-style-name="P1" draw:layer="layout" svg:x1="19.358cm" svg:y1="7.789cm" svg:x2="19.358cm" svg:y2="8.31cm">
          <text:p/>
        </draw:line>
        <draw:line draw:style-name="gr1" draw:text-style-name="P1" draw:layer="layout" svg:x1="20.251cm" svg:y1="7.521cm" svg:x2="16.621cm" svg:y2="7.531cm">
          <text:p/>
        </draw:line>
        <draw:line draw:style-name="gr1" draw:text-style-name="P1" draw:layer="layout" svg:x1="13.821cm" svg:y1="8.271cm" svg:x2="13.821cm" svg:y2="7.284cm">
          <text:p/>
        </draw:line>
        <draw:line draw:style-name="gr1" draw:text-style-name="P1" draw:layer="layout" svg:x1="20.216cm" svg:y1="7.271cm" svg:x2="13.821cm" svg:y2="7.284cm">
          <text:p/>
        </draw:line>
        <draw:line draw:style-name="gr1" draw:text-style-name="P1" draw:layer="layout" svg:x1="11.022cm" svg:y1="8.271cm" svg:x2="11.022cm" svg:y2="7.038cm">
          <text:p/>
        </draw:line>
        <draw:line draw:style-name="gr1" draw:text-style-name="P1" draw:layer="layout" svg:x1="20.251cm" svg:y1="7.021cm" svg:x2="11.022cm" svg:y2="7.038cm">
          <text:p/>
        </draw:line>
        <draw:line draw:style-name="gr1" draw:text-style-name="P1" draw:layer="layout" svg:x1="8.259cm" svg:y1="8.271cm" svg:x2="8.259cm" svg:y2="6.791cm">
          <text:p/>
        </draw:line>
        <draw:line draw:style-name="gr1" draw:text-style-name="P1" draw:layer="layout" svg:x1="20.251cm" svg:y1="6.771cm" svg:x2="8.259cm" svg:y2="6.791cm">
          <text:p/>
        </draw:line>
        <draw:line draw:style-name="gr12" draw:text-style-name="P6" draw:layer="layout" svg:x1="19.358cm" svg:y1="7.789cm" svg:x2="20.251cm" svg:y2="7.771cm">
          <text:p/>
        </draw:line>
        <draw:custom-shape draw:style-name="gr13" draw:text-style-name="P7" draw:layer="layout" svg:width="4.852cm" svg:height="2.254cm" svg:x="19.752cm" svg:y="6.112cm">
          <text:p text:style-name="P7"><text:span text:style-name="T3">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3" draw:layer="layout" svg:width="3.118cm" svg:height="0.725cm" svg:x="26.784cm" svg:y="6.905cm">
          <draw:text-box>
            <text:p text:style-name="P2"><text:span text:style-name="T1">sampler.value</text:span></text:p>
          </draw:text-box>
        </draw:frame>
        <draw:line draw:style-name="gr1" draw:text-style-name="P1" draw:layer="layout" svg:x1="24.609cm" svg:y1="7.271cm" svg:x2="25.251cm" svg:y2="7.271cm">
          <text:p/>
        </draw:line>
        <draw:line draw:style-name="gr1" draw:text-style-name="P1" draw:layer="layout" svg:x1="18.932cm" svg:y1="8.31cm" svg:x2="19.358cm" svg:y2="8.31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25.256cm" svg:y="6.922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25.556cm 8.0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25.099cm" svg:y="6.944cm">
              <draw:text-box>
                <text:p text:style-name="P2"><text:span text:style-name="T1">D</text:span></text:p>
              </draw:text-box>
            </draw:frame>
            <draw:frame draw:style-name="gr7" draw:text-style-name="P3" draw:layer="layout" svg:width="0.832cm" svg:height="0.725cm" svg:x="25.6cm" svg:y="6.945cm">
              <draw:text-box>
                <text:p text:style-name="P2"><text:span text:style-name="T1">Q</text:span></text:p>
              </draw:text-box>
            </draw:frame>
          </draw:g>
          <draw:frame draw:style-name="gr8" draw:text-style-name="P5" draw:layer="layout" svg:width="1.205cm" svg:height="0.725cm" svg:x="25.156cm" svg:y="8.123cm">
            <draw:text-box>
              <text:p text:style-name="P2"><text:span text:style-name="T2">SET</text:span></text:p>
            </draw:text-box>
          </draw:frame>
        </draw:g>
        <draw:line draw:style-name="gr1" draw:text-style-name="P1" draw:layer="layout" svg:x1="25.758cm" svg:y1="8.667cm" svg:x2="25.758cm" svg:y2="9.196cm">
          <text:p/>
        </draw:line>
        <draw:frame draw:style-name="gr2" draw:text-style-name="P3" draw:layer="layout" svg:width="1.446cm" svg:height="0.725cm" svg:x="25.006cm" svg:y="9.133cm">
          <draw:text-box>
            <text:p text:style-name="P2"><text:span text:style-name="T1">reset</text:span></text:p>
          </draw:text-box>
        </draw:frame>
        <draw:frame draw:style-name="gr3" draw:text-style-name="P3" draw:layer="layout" svg:width="1.281cm" svg:height="0.725cm" svg:x="23.975cm" svg:y="7.844cm">
          <draw:text-box>
            <text:p text:style-name="P2"><text:span text:style-name="T1">clk</text:span></text:p>
          </draw:text-box>
        </draw:frame>
        <draw:line draw:style-name="gr1" draw:text-style-name="P1" draw:layer="layout" svg:x1="24.975cm" svg:y1="8.19cm" svg:x2="25.256cm" svg:y2="8.19cm">
          <text:p/>
        </draw:line>
        <draw:line draw:style-name="gr1" draw:text-style-name="P1" draw:layer="layout" svg:x1="24.976cm" svg:y1="8.19cm" svg:x2="25.257cm" svg:y2="8.19cm">
          <text:p/>
        </draw:line>
        <draw:line draw:style-name="gr1" draw:text-style-name="P1" draw:layer="layout" svg:x1="26.269cm" svg:y1="7.271cm" svg:x2="26.911cm" svg:y2="7.271cm">
          <text:p/>
        </draw:line>
        <draw:frame draw:style-name="gr15" draw:text-style-name="P3" draw:layer="layout" svg:width="2.741cm" svg:height="0.725cm" svg:x="26.663cm" svg:y="11.006cm">
          <draw:text-box>
            <text:p text:style-name="P2"><text:span text:style-name="T1">sampler.tick</text:span></text:p>
          </draw:text-box>
        </draw:frame>
        <draw:line draw:style-name="gr1" draw:text-style-name="P1" draw:layer="layout" svg:x1="24.502cm" svg:y1="11.372cm" svg:x2="25.144cm" svg:y2="11.372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25.149cm" svg:y="11.023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25.449cm 12.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24.992cm" svg:y="11.045cm">
              <draw:text-box>
                <text:p text:style-name="P2"><text:span text:style-name="T1">D</text:span></text:p>
              </draw:text-box>
            </draw:frame>
            <draw:frame draw:style-name="gr7" draw:text-style-name="P3" draw:layer="layout" svg:width="0.832cm" svg:height="0.725cm" svg:x="25.493cm" svg:y="11.046cm">
              <draw:text-box>
                <text:p text:style-name="P2"><text:span text:style-name="T1">Q</text:span></text:p>
              </draw:text-box>
            </draw:frame>
          </draw:g>
          <draw:frame draw:style-name="gr8" draw:text-style-name="P5" draw:layer="layout" svg:width="1.205cm" svg:height="0.725cm" svg:x="25.049cm" svg:y="12.224cm">
            <draw:text-box>
              <text:p text:style-name="P2"><text:span text:style-name="T2">SET</text:span></text:p>
            </draw:text-box>
          </draw:frame>
        </draw:g>
        <draw:line draw:style-name="gr1" draw:text-style-name="P1" draw:layer="layout" svg:x1="25.651cm" svg:y1="12.768cm" svg:x2="25.651cm" svg:y2="13.297cm">
          <text:p/>
        </draw:line>
        <draw:frame draw:style-name="gr2" draw:text-style-name="P3" draw:layer="layout" svg:width="1.446cm" svg:height="0.725cm" svg:x="24.899cm" svg:y="13.234cm">
          <draw:text-box>
            <text:p text:style-name="P2"><text:span text:style-name="T1">reset</text:span></text:p>
          </draw:text-box>
        </draw:frame>
        <draw:line draw:style-name="gr1" draw:text-style-name="P1" draw:layer="layout" svg:x1="24.868cm" svg:y1="12.291cm" svg:x2="25.149cm" svg:y2="12.291cm">
          <text:p/>
        </draw:line>
        <draw:line draw:style-name="gr1" draw:text-style-name="P1" draw:layer="layout" svg:x1="24.869cm" svg:y1="12.291cm" svg:x2="25.15cm" svg:y2="12.291cm">
          <text:p/>
        </draw:line>
        <draw:line draw:style-name="gr1" draw:text-style-name="P1" draw:layer="layout" svg:x1="26.162cm" svg:y1="11.372cm" svg:x2="26.804cm" svg:y2="11.372cm">
          <text:p/>
        </draw:line>
        <draw:frame draw:style-name="gr3" draw:text-style-name="P3" draw:layer="layout" svg:width="1.281cm" svg:height="0.725cm" svg:x="7.711cm" svg:y="18.604cm">
          <draw:text-box>
            <text:p text:style-name="P2"><text:span text:style-name="T1">clk</text:span></text:p>
          </draw:text-box>
        </draw:frame>
        <draw:line draw:style-name="gr1" draw:text-style-name="P1" draw:layer="layout" svg:x1="8.711cm" svg:y1="18.95cm" svg:x2="8.992cm" svg:y2="18.95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9.039cm" svg:y="17.697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9.339cm 18.7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8.882cm" svg:y="17.719cm">
              <draw:text-box>
                <text:p text:style-name="P2"><text:span text:style-name="T1">D</text:span></text:p>
              </draw:text-box>
            </draw:frame>
            <draw:frame draw:style-name="gr7" draw:text-style-name="P3" draw:layer="layout" svg:width="0.832cm" svg:height="0.725cm" svg:x="9.383cm" svg:y="17.72cm">
              <draw:text-box>
                <text:p text:style-name="P2"><text:span text:style-name="T1">Q</text:span></text:p>
              </draw:text-box>
            </draw:frame>
          </draw:g>
        </draw:g>
        <draw:line draw:style-name="gr1" draw:text-style-name="P1" draw:layer="layout" svg:x1="8.121cm" svg:y1="18.05cm" svg:x2="8.993cm" svg:y2="18.05cm">
          <text:p/>
        </draw:line>
        <draw:line draw:style-name="gr1" draw:text-style-name="P1" draw:layer="layout" svg:x1="10.039cm" svg:y1="18.05cm" svg:x2="10.495cm" svg:y2="18.05cm">
          <text:p/>
        </draw:line>
        <draw:line draw:style-name="gr1" draw:text-style-name="P1" draw:layer="layout" svg:x1="10.495cm" svg:y1="16.816cm" svg:x2="10.495cm" svg:y2="18.093cm">
          <text:p/>
        </draw:line>
        <draw:line draw:style-name="gr1" draw:text-style-name="P1" draw:layer="layout" svg:x1="10.495cm" svg:y1="16.816cm" svg:x2="7.209cm" svg:y2="16.816cm">
          <text:p/>
        </draw:line>
        <draw:frame draw:style-name="gr2" draw:text-style-name="P3" draw:layer="layout" svg:width="1.446cm" svg:height="0.725cm" svg:x="3.791cm" svg:y="10.173cm">
          <draw:text-box>
            <text:p text:style-name="P2"><text:span text:style-name="T1">reset</text:span></text:p>
          </draw:text-box>
        </draw:frame>
        <draw:line draw:style-name="gr1" draw:text-style-name="P4" draw:layer="layout" svg:x1="10.495cm" svg:y1="18.05cm" svg:x2="11.819cm" svg:y2="18.028cm">
          <text:p/>
        </draw:line>
        <draw:frame draw:style-name="gr16" draw:text-style-name="P3" draw:layer="layout" svg:width="0.746cm" svg:height="0.725cm" svg:x="11.028cm" svg:y="17.303cm">
          <draw:text-box>
            <text:p text:style-name="P2"><text:span text:style-name="T1">0</text:span></text:p>
          </draw:text-box>
        </draw:frame>
        <draw:line draw:style-name="gr1" draw:text-style-name="P4" draw:layer="layout" svg:x1="11.64cm" svg:y1="17.654cm" svg:x2="12.019cm" svg:y2="17.654cm">
          <text:p/>
        </draw:line>
        <draw:line draw:style-name="gr1" draw:text-style-name="P4" draw:layer="layout" svg:x1="12.569cm" svg:y1="17.837cm" svg:x2="13.072cm" svg:y2="17.837cm">
          <text:p/>
        </draw:line>
        <draw:line draw:style-name="gr1" draw:text-style-name="P1" draw:layer="layout" svg:x1="6.012cm" svg:y1="17.859cm" svg:x2="6.468cm" svg:y2="17.859cm">
          <text:p/>
        </draw:line>
        <draw:frame draw:style-name="gr17" draw:text-style-name="P3" draw:layer="layout" svg:width="3.673cm" svg:height="0.725cm" svg:x="2.507cm" svg:y="17.497cm">
          <draw:text-box>
            <text:p text:style-name="P2"><text:span text:style-name="T1">bitTimer.recenter</text:span></text:p>
          </draw:text-box>
        </draw:frame>
        <draw:path draw:style-name="gr18" draw:text-style-name="P4" draw:layer="layout" svg:width="0.749cm" svg:height="0.749cm" svg:x="11.819cm" svg:y="17.462cm" svg:viewBox="0 0 750 750" svg:d="M375 0c213 0 375 162 375 375s-162 375-375 375-375-162-375-375 162-375 375-375z">
          <text:p text:style-name="P4">=</text:p>
        </draw:path>
        <draw:frame draw:style-name="gr19" draw:text-style-name="P3" draw:layer="layout" svg:width="2.75cm" svg:height="0.725cm" svg:x="9.988cm" svg:y="18.093cm">
          <draw:text-box>
            <text:p text:style-name="P2"><text:span text:style-name="T1">sampler.tick</text:span></text:p>
          </draw:text-box>
        </draw:frame>
        <draw:frame draw:style-name="gr15" draw:text-style-name="P3" draw:layer="layout" svg:width="2.741cm" svg:height="0.725cm" svg:x="3.471cm" svg:y="18.022cm">
          <draw:text-box>
            <text:p text:style-name="P2"><text:span text:style-name="T1">sampler.tick</text:span></text:p>
          </draw:text-box>
        </draw:frame>
        <draw:frame draw:style-name="gr3" draw:text-style-name="P3" draw:layer="layout" svg:width="1.281cm" svg:height="0.725cm" svg:x="23.881cm" svg:y="11.931cm">
          <draw:text-box>
            <text:p text:style-name="P2"><text:span text:style-name="T1">clk</text:span></text:p>
          </draw:text-box>
        </draw:frame>
        <draw:frame draw:style-name="gr3" draw:text-style-name="P3" draw:layer="layout" svg:width="1.281cm" svg:height="0.725cm" svg:x="23.116cm" svg:y="18.557cm">
          <draw:text-box>
            <text:p text:style-name="P2"><text:span text:style-name="T1">clk</text:span></text:p>
          </draw:text-box>
        </draw:frame>
        <draw:line draw:style-name="gr1" draw:text-style-name="P1" draw:layer="layout" svg:x1="24.116cm" svg:y1="18.903cm" svg:x2="24.397cm" svg:y2="18.903cm">
          <text:p/>
        </draw:line>
        <draw:g>
          <draw:g>
            <draw:glue-point draw:id="4" svg:x="-3.818cm" svg:y="-2.152cm"/>
            <draw:g>
              <draw:glue-point draw:id="4" svg:x="-5cm" svg:y="-2.821cm"/>
              <draw:glue-point draw:id="5" svg:x="5cm" svg:y="-2.867cm"/>
              <draw:glue-point draw:id="6" svg:x="-5cm" svg:y="-2.844cm"/>
              <draw:rect draw:style-name="gr4" draw:text-style-name="P1" draw:layer="layout" svg:width="1cm" svg:height="1.747cm" svg:x="24.444cm" svg:y="17.65cm">
                <draw:glue-point draw:id="4" svg:x="-5cm" svg:y="-2.89cm"/>
                <draw:glue-point draw:id="5" svg:x="5cm" svg:y="-2.913cm"/>
                <draw:glue-point draw:id="6" svg:x="0.2cm" svg:y="5.002cm" draw:escape-direction="down"/>
                <text:p/>
              </draw:rect>
              <draw:custom-shape draw:style-name="gr5" draw:text-style-name="P4" draw:layer="layout" svg:width="0.3cm" svg:height="0.3cm" draw:transform="rotate (-1.57079632679579) translate (24.744cm 18.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 draw:text-style-name="P3" draw:layer="layout" svg:width="0.807cm" svg:height="0.725cm" svg:x="24.287cm" svg:y="17.672cm">
              <draw:text-box>
                <text:p text:style-name="P2"><text:span text:style-name="T1">D</text:span></text:p>
              </draw:text-box>
            </draw:frame>
            <draw:frame draw:style-name="gr7" draw:text-style-name="P3" draw:layer="layout" svg:width="0.832cm" svg:height="0.725cm" svg:x="24.788cm" svg:y="17.673cm">
              <draw:text-box>
                <text:p text:style-name="P2"><text:span text:style-name="T1">Q</text:span></text:p>
              </draw:text-box>
            </draw:frame>
          </draw:g>
        </draw:g>
        <draw:line draw:style-name="gr1" draw:text-style-name="P1" draw:layer="layout" svg:x1="25.444cm" svg:y1="18.003cm" svg:x2="26.272cm" svg:y2="18.023cm">
          <text:p/>
        </draw:line>
        <draw:line draw:style-name="gr1" draw:text-style-name="P1" draw:layer="layout" svg:x1="21.38cm" svg:y1="17.842cm" svg:x2="21.836cm" svg:y2="17.842cm">
          <text:p/>
        </draw:line>
        <draw:frame draw:style-name="gr20" draw:text-style-name="P3" draw:layer="layout" svg:width="3.474cm" svg:height="0.725cm" svg:x="18.041cm" svg:y="17.48cm">
          <draw:text-box>
            <text:p text:style-name="P2"><text:span text:style-name="T1">bitCounter.clear</text:span></text:p>
          </draw:text-box>
        </draw:frame>
        <draw:frame draw:style-name="gr19" draw:text-style-name="P3" draw:layer="layout" svg:width="2.75cm" svg:height="0.725cm" svg:x="18.83cm" svg:y="18.017cm">
          <draw:text-box>
            <text:p text:style-name="P2"><text:span text:style-name="T1">bitTimer.tick</text:span></text:p>
          </draw:text-box>
        </draw:frame>
        <draw:frame draw:style-name="gr21" draw:text-style-name="P3" draw:layer="layout" svg:width="3.567cm" svg:height="0.725cm" svg:x="26.123cm" svg:y="17.674cm">
          <draw:text-box>
            <text:p text:style-name="P2"><text:span text:style-name="T1">bitCounter.value</text:span></text:p>
          </draw:text-box>
        </draw:frame>
        <draw:g>
          <draw:rect draw:style-name="gr9" draw:text-style-name="P1" draw:layer="layout" svg:width="0.5cm" svg:height="0.5cm" svg:x="18.872cm" svg:y="23.742cm">
            <text:p/>
          </draw:rect>
          <draw:frame draw:style-name="gr22" draw:text-style-name="P3" draw:layer="layout" svg:width="2.788cm" svg:height="0.725cm" svg:x="19.316cm" svg:y="23.592cm">
            <draw:text-box>
              <text:p text:style-name="P2"><text:span text:style-name="T1">io.read.valid</text:span></text:p>
            </draw:text-box>
          </draw:frame>
        </draw:g>
        <draw:g>
          <draw:rect draw:style-name="gr9" draw:text-style-name="P1" draw:layer="layout" svg:width="0.5cm" svg:height="0.5cm" svg:x="18.872cm" svg:y="24.393cm">
            <text:p/>
          </draw:rect>
          <draw:frame draw:style-name="gr23" draw:text-style-name="P3" draw:layer="layout" svg:width="3.406cm" svg:height="0.725cm" svg:x="19.316cm" svg:y="24.243cm">
            <draw:text-box>
              <text:p text:style-name="P2"><text:span text:style-name="T1">io.read.payload</text:span></text:p>
            </draw:text-box>
          </draw:frame>
        </draw:g>
        <draw:line draw:style-name="gr1" draw:text-style-name="P4" draw:layer="layout" svg:x1="18.009cm" svg:y1="23.983cm" svg:x2="18.872cm" svg:y2="23.983cm">
          <text:p/>
        </draw:line>
        <draw:line draw:style-name="gr1" draw:text-style-name="P4" draw:layer="layout" svg:x1="18.009cm" svg:y1="24.638cm" svg:x2="18.872cm" svg:y2="24.638cm">
          <text:p/>
        </draw:line>
        <draw:custom-shape draw:style-name="gr13" draw:text-style-name="P7" draw:layer="layout" svg:width="4.852cm" svg:height="2.254cm" svg:x="13.41cm" svg:y="23.371cm">
          <text:p text:style-name="P7"><text:span text:style-name="T3">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4" draw:layer="layout" svg:x1="11.505cm" svg:y1="24.263cm" svg:x2="13.401cm" svg:y2="24.263cm">
          <text:p/>
        </draw:line>
        <draw:line draw:style-name="gr24" draw:text-style-name="P4" draw:layer="layout" svg:x1="12.592cm" svg:y1="23.378cm" svg:x2="13.833cm" svg:y2="23.912cm">
          <text:p/>
        </draw:line>
        <draw:frame draw:style-name="gr25" draw:text-style-name="P9" draw:layer="layout" svg:width="3.744cm" svg:height="1.649cm" svg:x="9.57cm" svg:y="22.205cm">
          <draw:text-box>
            <text:p text:style-name="P8"><text:span text:style-name="T4">sampler.tick</text:span></text:p>
            <text:p text:style-name="P8"><text:span text:style-name="T4">sampler.value</text:span></text:p>
          </draw:text-box>
        </draw:frame>
        <draw:frame draw:style-name="gr26" draw:text-style-name="P3" draw:layer="layout" svg:width="3.707cm" svg:height="1.385cm" svg:x="8.87cm" svg:y="23.764cm">
          <draw:text-box>
            <text:p text:style-name="P8"><text:span text:style-name="T4">bitTimer.tick</text:span></text:p>
            <text:p text:style-name="P8"><text:span text:style-name="T4">bitTimer.recenter</text:span></text:p>
          </draw:text-box>
        </draw:frame>
        <draw:frame draw:style-name="gr27" draw:text-style-name="P3" draw:layer="layout" svg:width="3.597cm" svg:height="1.385cm" svg:x="9.421cm" svg:y="25.41cm">
          <draw:text-box>
            <text:p text:style-name="P8"><text:span text:style-name="T4">bitCounter.value</text:span></text:p>
            <text:p text:style-name="P8"><text:span text:style-name="T4">bitCounter.clear</text:span></text:p>
          </draw:text-box>
        </draw:frame>
        <draw:line draw:style-name="gr24" draw:text-style-name="P4" draw:layer="layout" svg:x1="13.599cm" svg:y1="24.78cm" svg:x2="12.391cm" svg:y2="24.804cm">
          <text:p/>
        </draw:line>
        <draw:line draw:style-name="gr24" draw:text-style-name="P4" draw:layer="layout" svg:x1="12.882cm" svg:y1="25.837cm" svg:x2="13.862cm" svg:y2="25.23cm">
          <text:p/>
        </draw:line>
        <draw:line draw:style-name="gr24" draw:text-style-name="P4" draw:layer="layout" svg:x1="14.365cm" svg:y1="25.41cm" svg:x2="12.882cm" svg:y2="26.474cm">
          <text:p/>
        </draw:line>
        <draw:rect draw:style-name="gr28" draw:text-style-name="P1" draw:layer="layout" svg:width="29.96cm" svg:height="8.688cm" svg:x="1.001cm" svg:y="5.518cm">
          <text:p/>
        </draw:rect>
        <draw:frame draw:style-name="gr29" draw:text-style-name="P10" draw:layer="layout" svg:width="4.02cm" svg:height="1.348cm" svg:x="13.953cm" svg:y="4.17cm">
          <draw:text-box>
            <text:p text:style-name="P2"><text:span text:style-name="T5">sampler</text:span></text:p>
          </draw:text-box>
        </draw:frame>
        <draw:rect draw:style-name="gr28" draw:text-style-name="P1" draw:layer="layout" svg:width="11.63cm" svg:height="3.986cm" svg:x="18.041cm" svg:y="15.954cm">
          <text:p/>
        </draw:rect>
        <draw:frame draw:style-name="gr30" draw:text-style-name="P10" draw:layer="layout" svg:width="5.066cm" svg:height="1.348cm" svg:x="22.267cm" svg:y="14.606cm">
          <draw:text-box>
            <text:p text:style-name="P2"><text:span text:style-name="T5">bitCounter</text:span></text:p>
          </draw:text-box>
        </draw:frame>
        <draw:rect draw:style-name="gr28" draw:text-style-name="P1" draw:layer="layout" svg:width="14.634cm" svg:height="3.986cm" svg:x="2.507cm" svg:y="16.009cm">
          <text:p/>
        </draw:rect>
        <draw:frame draw:style-name="gr31" draw:text-style-name="P10" draw:layer="layout" svg:width="4.033cm" svg:height="1.348cm" svg:x="7.004cm" svg:y="14.706cm">
          <draw:text-box>
            <text:p text:style-name="P2"><text:span text:style-name="T5">bitTimer</text:span></text:p>
          </draw:text-box>
        </draw:frame>
        <draw:rect draw:style-name="gr28" draw:text-style-name="P1" draw:layer="layout" svg:width="14.329cm" svg:height="4.919cm" svg:x="8.593cm" svg:y="22.067cm">
          <text:p/>
        </draw:rect>
        <draw:frame draw:style-name="gr32" draw:text-style-name="P10" draw:layer="layout" svg:width="7.18cm" svg:height="1.348cm" svg:x="12.228cm" svg:y="20.619cm">
          <draw:text-box>
            <text:p text:style-name="P2"><text:span text:style-name="T5">stateMachine</text:span></text:p>
          </draw:text-box>
        </draw:frame>
        <draw:custom-shape draw:style-name="gr33" draw:text-style-name="P1" draw:layer="layout" svg:width="1.103cm" svg:height="1.031cm" svg:x="13.038cm" svg:y="17.586cm">
          <text:p/>
          <draw:enhanced-geometry svg:viewBox="0 0 21600 21600" draw:glue-points="10800 0 0 10800 10800 21600 21600 10800" draw:text-areas="0 3100 18500 18500" draw:type="flowchart-delay" draw:enhanced-path="M 10800 0 X 21600 10800 10800 21600 L 0 21600 0 0 Z N"/>
        </draw:custom-shape>
        <draw:line draw:style-name="gr1" draw:text-style-name="P4" draw:layer="layout" svg:x1="12.535cm" svg:y1="18.417cm" svg:x2="13.038cm" svg:y2="18.417cm">
          <text:p/>
        </draw:line>
        <draw:line draw:style-name="gr1" draw:text-style-name="P4" draw:layer="layout" svg:x1="14.141cm" svg:y1="18.081cm" svg:x2="14.45cm" svg:y2="18.081cm">
          <text:p/>
        </draw:line>
        <draw:frame draw:style-name="gr19" draw:text-style-name="P3" draw:layer="layout" svg:width="2.75cm" svg:height="0.725cm" svg:x="14.391cm" svg:y="17.708cm">
          <draw:text-box>
            <text:p text:style-name="P2"><text:span text:style-name="T1">bitTimer.tick</text:span></text:p>
          </draw:text-box>
        </draw:frame>
        <draw:line draw:style-name="gr1" draw:text-style-name="P1" draw:layer="layout" svg:x1="23.853cm" svg:y1="18.211cm" svg:x2="24.034cm" svg:y2="17.85cm">
          <text:p/>
        </draw:line>
        <draw:frame draw:style-name="gr3" draw:text-style-name="P3" draw:layer="layout" svg:width="1.281cm" svg:height="0.725cm" svg:x="23.263cm" svg:y="18.126cm">
          <draw:text-box>
            <text:p text:style-name="P2"><text:span text:style-name="T1">3</text:span></text:p>
          </draw:text-box>
        </draw:frame>
        <draw:line draw:style-name="gr1" draw:text-style-name="P1" draw:layer="layout" svg:x1="8.477cm" svg:y1="18.254cm" svg:x2="8.658cm" svg:y2="17.893cm">
          <text:p/>
        </draw:line>
        <draw:frame draw:style-name="gr3" draw:text-style-name="P3" draw:layer="layout" svg:width="1.281cm" svg:height="0.725cm" svg:x="7.887cm" svg:y="18.169cm">
          <draw:text-box>
            <text:p text:style-name="P2"><text:span text:style-name="T1">3</text:span></text:p>
          </draw:text-box>
        </draw:frame>
        <draw:line draw:style-name="gr24" draw:text-style-name="P4" draw:layer="layout" svg:x1="12.466cm" svg:y1="22.799cm" svg:x2="14.281cm" svg:y2="23.579cm">
          <text:p/>
        </draw:line>
        <draw:path draw:style-name="gr34" draw:text-style-name="P4" draw:layer="layout" svg:width="0.749cm" svg:height="0.749cm" svg:x="-11.236cm" svg:y="11.578cm" svg:viewBox="0 0 750 750" svg:d="M375 0c213 0 375 162 375 375s-162 375-375 375-375-162-375-375 162-375 375-375z">
          <text:p/>
        </draw:path>
        <draw:path draw:style-name="gr18" draw:text-style-name="P11" draw:layer="layout" svg:width="1.894cm" svg:height="1.894cm" svg:x="-11.781cm" svg:y="13.755cm" svg:viewBox="0 0 1895 1895" svg:d="M947 0c538 0 948 409 948 947s-410 948-948 948-947-410-947-948 409-947 947-947z">
          <text:p text:style-name="P4"><text:span text:style-name="T6">IDLE</text:span></text:p>
        </draw:path>
        <draw:path draw:style-name="gr18" draw:text-style-name="P11" draw:layer="layout" svg:width="1.894cm" svg:height="1.894cm" svg:x="-11.774cm" svg:y="17.078cm" svg:viewBox="0 0 1895 1895" svg:d="M947 0c538 0 948 409 948 947s-410 948-948 948-947-410-947-948 409-947 947-947z">
          <text:p text:style-name="P4"><text:span text:style-name="T6">START</text:span></text:p>
        </draw:path>
        <draw:path draw:style-name="gr18" draw:text-style-name="P11" draw:layer="layout" svg:width="1.894cm" svg:height="1.894cm" svg:x="-11.783cm" svg:y="20.433cm" svg:viewBox="0 0 1895 1895" svg:d="M947 0c538 0 948 409 948 947s-410 948-948 948-947-410-947-948 409-947 947-947z">
          <text:p text:style-name="P4"><text:span text:style-name="T6">DATA</text:span></text:p>
        </draw:path>
        <draw:line draw:style-name="gr35" draw:text-style-name="P1" draw:layer="layout" svg:x1="-10.861cm" svg:y1="12.328cm" svg:x2="-10.861cm" svg:y2="13.755cm">
          <text:p/>
        </draw:line>
        <draw:line draw:style-name="gr35" draw:text-style-name="P1" draw:layer="layout" svg:x1="-10.834cm" svg:y1="15.65cm" svg:x2="-10.834cm" svg:y2="17.077cm">
          <text:p/>
        </draw:line>
        <draw:line draw:style-name="gr35" draw:text-style-name="P1" draw:layer="layout" svg:x1="-10.826cm" svg:y1="18.973cm" svg:x2="-10.826cm" svg:y2="20.4cm">
          <text:p/>
        </draw:line>
        <draw:line draw:style-name="gr35" draw:text-style-name="P1" draw:layer="layout" svg:x1="-12.895cm" svg:y1="14.702cm" svg:x2="-11.781cm" svg:y2="14.702cm">
          <text:p/>
        </draw:line>
        <draw:line draw:style-name="gr36" draw:text-style-name="P1" draw:layer="layout" svg:x1="-12.915cm" svg:y1="14.702cm" svg:x2="-12.915cm" svg:y2="26.788cm">
          <text:p/>
        </draw:line>
        <draw:path draw:style-name="gr18" draw:text-style-name="P11" draw:layer="layout" svg:width="1.894cm" svg:height="1.894cm" svg:x="-11.783cm" svg:y="23.788cm" svg:viewBox="0 0 1895 1895" svg:d="M947 0c538 0 948 409 948 947s-410 948-948 948-947-410-947-948 409-947 947-947z">
          <text:p text:style-name="P4"><text:span text:style-name="T6">STOP</text:span></text:p>
        </draw:path>
        <draw:line draw:style-name="gr35" draw:text-style-name="P1" draw:layer="layout" svg:x1="-10.826cm" svg:y1="22.328cm" svg:x2="-10.826cm" svg:y2="23.755cm">
          <text:p/>
        </draw:line>
        <draw:line draw:style-name="gr36" draw:text-style-name="P1" draw:layer="layout" svg:x1="-10.836cm" svg:y1="26.788cm" svg:x2="-12.915cm" svg:y2="26.788cm">
          <text:p/>
        </draw:line>
        <draw:frame draw:style-name="gr37" draw:text-style-name="P12" draw:layer="layout" svg:width="4.71cm" svg:height="1.513cm" svg:x="-10.733cm" svg:y="15.565cm">
          <draw:text-box>
            <text:p text:style-name="P8"><text:span text:style-name="T7"><text:s text:c="2"/></text:span><text:span text:style-name="T7">sampler.tick &amp;&amp;</text:span></text:p>
            <text:p text:style-name="P8"><text:span text:style-name="T7">! sampler.value</text:span></text:p>
          </draw:text-box>
        </draw:frame>
        <draw:frame draw:style-name="gr38" draw:text-style-name="P12" draw:layer="layout" svg:width="3.965cm" svg:height="0.882cm" svg:x="-11.062cm" svg:y="19.202cm">
          <draw:text-box>
            <text:p text:style-name="P8"><text:span text:style-name="T7"><text:s text:c="3"/></text:span><text:span text:style-name="T7">bitTimer.tick</text:span></text:p>
          </draw:text-box>
        </draw:frame>
        <draw:frame draw:style-name="gr39" draw:text-style-name="P12" draw:layer="layout" svg:width="6.806cm" svg:height="1.513cm" svg:x="-11.576cm" svg:y="22.242cm">
          <draw:text-box>
            <text:p text:style-name="P8"><text:span text:style-name="T7"><text:s text:c="6"/></text:span><text:span text:style-name="T7">bitTimer.tick &amp;&amp;</text:span></text:p>
            <text:p text:style-name="P8"><text:span text:style-name="T7"><text:s text:c="6"/></text:span><text:span text:style-name="T7">bitCounter.value == 7</text:span></text:p>
          </draw:text-box>
        </draw:frame>
        <draw:frame draw:style-name="gr38" draw:text-style-name="P12" draw:layer="layout" svg:width="3.965cm" svg:height="0.882cm" svg:x="-11.071cm" svg:y="25.683cm">
          <draw:text-box>
            <text:p text:style-name="P8"><text:span text:style-name="T7"><text:s text:c="3"/></text:span><text:span text:style-name="T7">bitTimer.tick</text:span></text:p>
          </draw:text-box>
        </draw:frame>
        <draw:line draw:style-name="gr1" draw:text-style-name="P1" draw:layer="layout" svg:x1="-5.931cm" svg:y1="15.565cm" svg:x2="-5.931cm" svg:y2="17.078cm">
          <text:p/>
        </draw:line>
        <draw:frame draw:style-name="gr40" draw:text-style-name="P12" draw:layer="layout" svg:width="6.636cm" svg:height="0.882cm" svg:x="-5.931cm" svg:y="15.88cm">
          <draw:text-box>
            <text:p text:style-name="P8"><text:span text:style-name="T7">bitTimer.recenter := True</text:span></text:p>
          </draw:text-box>
        </draw:frame>
        <draw:line draw:style-name="gr35" draw:text-style-name="P1" draw:layer="layout" svg:x1="-8.956cm" svg:y1="20.898cm" svg:x2="-10.088cm" svg:y2="20.898cm">
          <text:p/>
        </draw:line>
        <draw:line draw:style-name="gr36" draw:text-style-name="P1" draw:layer="layout" svg:x1="-8.956cm" svg:y1="21.648cm" svg:x2="-9.92cm" svg:y2="21.648cm">
          <text:p/>
        </draw:line>
        <draw:line draw:style-name="gr36" draw:text-style-name="P1" draw:layer="layout" svg:x1="-8.956cm" svg:y1="20.898cm" svg:x2="-8.956cm" svg:y2="21.648cm">
          <text:p/>
        </draw:line>
        <draw:line draw:style-name="gr1" draw:text-style-name="P1" draw:layer="layout" svg:x1="-7.097cm" svg:y1="19.202cm" svg:x2="-7.097cm" svg:y2="20.083cm">
          <text:p/>
        </draw:line>
        <draw:frame draw:style-name="gr41" draw:text-style-name="P12" draw:layer="layout" svg:width="6.378cm" svg:height="0.882cm" svg:x="-6.965cm" svg:y="19.201cm">
          <draw:text-box>
            <text:p text:style-name="P8"><text:span text:style-name="T7">bitCounter.clear := True</text:span></text:p>
          </draw:text-box>
        </draw:frame>
        <draw:line draw:style-name="gr36" draw:text-style-name="P1" draw:layer="layout" svg:x1="-10.836cm" svg:y1="26.788cm" svg:x2="-10.836cm" svg:y2="25.683cm">
          <text:p/>
        </draw:line>
        <draw:line draw:style-name="gr1" draw:text-style-name="P1" draw:layer="layout" svg:x1="7.209cm" svg:y1="17.935cm" svg:x2="7.209cm" svg:y2="16.816cm">
          <text:p/>
        </draw:line>
        <draw:line draw:style-name="gr1" draw:text-style-name="P1" draw:layer="layout" svg:x1="6.012cm" svg:y1="18.359cm" svg:x2="6.468cm" svg:y2="18.359cm">
          <text:p/>
        </draw:line>
        <draw:custom-shape draw:style-name="gr42" draw:text-style-name="P7" draw:layer="layout" svg:width="1.838cm" svg:height="1.547cm" svg:x="6.28cm" svg:y="17.3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21.38cm" svg:y1="18.397cm" svg:x2="21.836cm" svg:y2="18.397cm">
          <text:p/>
        </draw:line>
        <draw:line draw:style-name="gr1" draw:text-style-name="P1" draw:layer="layout" svg:x1="23.163cm" svg:y1="18.026cm" svg:x2="24.444cm" svg:y2="18.026cm">
          <text:p/>
        </draw:line>
        <draw:line draw:style-name="gr1" draw:text-style-name="P1" draw:layer="layout" svg:x1="25.823cm" svg:y1="16.697cm" svg:x2="25.823cm" svg:y2="17.974cm">
          <text:p/>
        </draw:line>
        <draw:line draw:style-name="gr1" draw:text-style-name="P1" draw:layer="layout" svg:x1="25.823cm" svg:y1="16.697cm" svg:x2="22.537cm" svg:y2="16.697cm">
          <text:p/>
        </draw:line>
        <draw:line draw:style-name="gr1" draw:text-style-name="P1" draw:layer="layout" svg:x1="22.537cm" svg:y1="17.816cm" svg:x2="22.537cm" svg:y2="16.697cm">
          <text:p/>
        </draw:line>
        <draw:custom-shape draw:style-name="gr42" draw:text-style-name="P7" draw:layer="layout" svg:width="1.838cm" svg:height="1.551cm" svg:x="21.678cm" svg:y="1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3" draw:layer="layout" svg:width="3.673cm" svg:height="0.725cm" svg:x="20.543cm" svg:y="17.501cm">
          <draw:text-box>
            <text:p text:style-name="P2"><text:span text:style-name="T1">=&gt; 0</text:span></text:p>
          </draw:text-box>
        </draw:frame>
        <draw:frame draw:style-name="gr15" draw:text-style-name="P3" draw:layer="layout" svg:width="2.741cm" svg:height="0.725cm" svg:x="21.107cm" svg:y="18.026cm">
          <draw:text-box>
            <text:p text:style-name="P2"><text:span text:style-name="T1">=&gt; +1</text:span></text:p>
          </draw:text-box>
        </draw:frame>
        <draw:frame draw:style-name="gr17" draw:text-style-name="P3" draw:layer="layout" svg:width="3.673cm" svg:height="0.725cm" svg:x="5.216cm" svg:y="17.544cm">
          <draw:text-box>
            <text:p text:style-name="P2"><text:span text:style-name="T1">=&gt; C</text:span></text:p>
          </draw:text-box>
        </draw:frame>
        <draw:frame draw:style-name="gr15" draw:text-style-name="P3" draw:layer="layout" svg:width="2.741cm" svg:height="0.725cm" svg:x="5.68cm" svg:y="18.069cm">
          <draw:text-box>
            <text:p text:style-name="P2"><text:span text:style-name="T1">=&gt; -1</text:span></text:p>
          </draw:text-box>
        </draw:frame>
        <draw:line draw:style-name="gr1" draw:text-style-name="P1" draw:layer="layout" svg:x1="-13.715cm" svg:y1="7.453cm" svg:x2="-12.715cm" svg:y2="7.453cm">
          <text:p/>
        </draw:line>
        <draw:line draw:style-name="gr1" draw:text-style-name="P1" draw:layer="layout" svg:x1="-12.465cm" svg:y1="9.453cm" svg:x2="-12.715cm" svg:y2="7.453cm">
          <text:p/>
        </draw:line>
        <draw:line draw:style-name="gr1" draw:text-style-name="P1" draw:layer="layout" svg:x1="-12.465cm" svg:y1="9.453cm" svg:x2="-9.215cm" svg:y2="9.453cm">
          <text:p/>
        </draw:line>
        <draw:line draw:style-name="gr1" draw:text-style-name="P1" draw:layer="layout" svg:x1="-8.965cm" svg:y1="7.453cm" svg:x2="-9.215cm" svg:y2="9.453cm">
          <text:p/>
        </draw:line>
        <draw:line draw:style-name="gr1" draw:text-style-name="P1" draw:layer="layout" svg:x1="-8.965cm" svg:y1="7.453cm" svg:x2="-1.215cm" svg:y2="7.453cm">
          <text:p/>
        </draw:line>
        <draw:line draw:style-name="gr1" draw:text-style-name="P1" draw:layer="layout" svg:x1="-9.215cm" svg:y1="9.453cm" svg:x2="-1.215cm" svg:y2="9.453cm">
          <text:p/>
        </draw:line>
        <draw:line draw:style-name="gr1" draw:text-style-name="P1" draw:layer="layout" svg:x1="-5.465cm" svg:y1="7.453cm" svg:x2="-5.715cm" svg:y2="9.453cm">
          <text:p/>
        </draw:line>
        <draw:line draw:style-name="gr1" draw:text-style-name="P1" draw:layer="layout" svg:x1="-5.715cm" svg:y1="7.453cm" svg:x2="-5.465cm" svg:y2="9.453cm">
          <text:p/>
        </draw:line>
        <draw:line draw:style-name="gr1" draw:text-style-name="P1" draw:layer="layout" svg:x1="-1.965cm" svg:y1="7.453cm" svg:x2="-2.215cm" svg:y2="9.453cm">
          <text:p/>
        </draw:line>
        <draw:line draw:style-name="gr1" draw:text-style-name="P1" draw:layer="layout" svg:x1="-2.215cm" svg:y1="7.453cm" svg:x2="-1.965cm" svg:y2="9.453cm">
          <text:p/>
        </draw:line>
        <draw:line draw:style-name="gr1" draw:text-style-name="P1" draw:layer="layout" svg:x1="-12.715cm" svg:y1="6.703cm" svg:x2="-12.715cm" svg:y2="7.203cm">
          <text:p/>
        </draw:line>
        <draw:line draw:style-name="gr1" draw:text-style-name="P1" draw:layer="layout" svg:x1="-12.215cm" svg:y1="6.703cm" svg:x2="-12.215cm" svg:y2="7.203cm">
          <text:p/>
        </draw:line>
        <draw:line draw:style-name="gr1" draw:text-style-name="P1" draw:layer="layout" svg:x1="-11.715cm" svg:y1="6.703cm" svg:x2="-11.715cm" svg:y2="7.203cm">
          <text:p/>
        </draw:line>
        <draw:line draw:style-name="gr1" draw:text-style-name="P1" draw:layer="layout" svg:x1="-11.215cm" svg:y1="6.703cm" svg:x2="-11.215cm" svg:y2="7.203cm">
          <text:p/>
        </draw:line>
        <draw:line draw:style-name="gr1" draw:text-style-name="P1" draw:layer="layout" svg:x1="-9.215cm" svg:y1="6.702cm" svg:x2="-9.215cm" svg:y2="7.202cm">
          <text:p/>
        </draw:line>
        <draw:frame draw:style-name="gr16" draw:text-style-name="P3" draw:layer="layout" svg:width="0.746cm" svg:height="0.725cm" svg:x="-12.565cm" svg:y="7.205cm">
          <draw:text-box>
            <text:p text:style-name="P2"><text:span text:style-name="T1">1</text:span></text:p>
          </draw:text-box>
        </draw:frame>
        <draw:frame draw:style-name="gr16" draw:text-style-name="P3" draw:layer="layout" svg:width="0.746cm" svg:height="0.725cm" svg:x="-12.083cm" svg:y="7.203cm">
          <draw:text-box>
            <text:p text:style-name="P2"><text:span text:style-name="T1">2</text:span></text:p>
          </draw:text-box>
        </draw:frame>
        <draw:frame draw:style-name="gr16" draw:text-style-name="P3" draw:layer="layout" svg:width="0.746cm" svg:height="0.725cm" svg:x="-11.56cm" svg:y="7.203cm">
          <draw:text-box>
            <text:p text:style-name="P2"><text:span text:style-name="T1">3</text:span></text:p>
          </draw:text-box>
        </draw:frame>
        <draw:line draw:style-name="gr1" draw:text-style-name="P1" draw:layer="layout" svg:x1="-5.881cm" svg:y1="6.686cm" svg:x2="-5.881cm" svg:y2="7.186cm">
          <text:p/>
        </draw:line>
        <draw:line draw:style-name="gr1" draw:text-style-name="P1" draw:layer="layout" svg:x1="-2.465cm" svg:y1="6.703cm" svg:x2="-2.465cm" svg:y2="7.203cm">
          <text:p/>
        </draw:line>
        <draw:frame draw:style-name="gr19" draw:text-style-name="P3" draw:layer="layout" svg:width="2.75cm" svg:height="0.725cm" svg:x="-7.237cm" svg:y="6.02cm">
          <draw:text-box>
            <text:p text:style-name="P2"><text:span text:style-name="T1">bitTimer.tick</text:span></text:p>
          </draw:text-box>
        </draw:frame>
        <draw:frame draw:style-name="gr19" draw:text-style-name="P3" draw:layer="layout" svg:width="2.75cm" svg:height="0.725cm" svg:x="-3.844cm" svg:y="6.056cm">
          <draw:text-box>
            <text:p text:style-name="P2"><text:span text:style-name="T1">bitTimer.tick</text:span></text:p>
          </draw:text-box>
        </draw:frame>
        <draw:frame draw:style-name="gr19" draw:text-style-name="P3" draw:layer="layout" svg:width="2.75cm" svg:height="0.725cm" svg:x="-10.386cm" svg:y="6.056cm">
          <draw:text-box>
            <text:p text:style-name="P2"><text:span text:style-name="T1">bitTimer.tick</text:span></text:p>
          </draw:text-box>
        </draw:frame>
        <draw:frame draw:style-name="gr43" draw:text-style-name="P2" draw:layer="layout" svg:width="2.741cm" svg:height="0.726cm" svg:x="-13.303cm" svg:y="6.027cm">
          <draw:text-box>
            <text:p text:style-name="P2"><text:span text:style-name="T1">sampler.tick</text:span></text:p>
          </draw:text-box>
        </draw:frame>
        <draw:frame draw:style-name="gr44" draw:text-style-name="P9" draw:layer="layout" svg:width="3.877cm" svg:height="0.725cm" svg:x="-13.232cm" svg:y="9.728cm">
          <draw:text-box>
            <text:p text:style-name="P8"><text:span text:style-name="T8">bitTimer.recenter </text:span></text:p>
          </draw:text-box>
        </draw:frame>
        <draw:custom-shape draw:style-name="gr33" draw:text-style-name="P1" draw:layer="layout" svg:width="1.9cm" svg:height="0.459cm" draw:transform="rotate (-1.57079632679579) translate (-10.978cm 7.82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2" draw:layer="layout" svg:width="6.806cm" svg:height="1.513cm" svg:x="-9.856cm" svg:y="20.529cm">
          <draw:text-box>
            <text:p text:style-name="P8"><text:span text:style-name="T7"><text:s text:c="6"/></text:span><text:span text:style-name="T7">bitTimer.tick &amp;&amp;</text:span></text:p>
            <text:p text:style-name="P8"><text:span text:style-name="T7"><text:s text:c="6"/></text:span><text:span text:style-name="T7">bitCounter.value != 7</text:span></text:p>
          </draw:text-box>
        </draw:frame>
        <draw:custom-shape draw:style-name="gr33" draw:text-style-name="P1" draw:layer="layout" svg:width="2.413cm" svg:height="0.459cm" draw:transform="rotate (1.3089969389955) translate (-10.183cm 9.669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 draw:layer="layout" svg:width="2.413cm" svg:height="0.459cm" svg:x="-8.696cm" svg:y="6.745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 draw:layer="layout" svg:width="2.413cm" svg:height="0.459cm" svg:x="-5.354cm" svg:y="6.745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arrow_25_20-_25_20Copy" draw:display-name="arrow%20-%20Copy" xlink:href="Pictures/10000000000000800000008088D098E4.bmp"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4M36S</meta:editing-duration>
    <meta:editing-cycles>3</meta:editing-cycles>
    <meta:generator>OpenOffice/4.1.1$Win32 OpenOffice.org_project/411m6$Build-9775</meta:generator>
    <dc:date>2016-08-17T11:06:55.41</dc:date>
    <meta:document-statistic meta:object-count="284"/>
  </office:meta>
</office:document-meta>
</file>